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font-name="Times New Roman1"/>
    </style:style>
    <style:style style:name="T8" style:family="text">
      <style:text-properties style:text-line-through-style="none" style:font-name="Times New Roman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text-position="super 58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  <style:style style:name="T13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2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hanan Ben Zaccka<text:span text:style-name="T13">ï, Titus, Gamliel (Gamaliel II), Akylas</text:span></text:p>
      <text:p text:style-name="P5">Additional Places mentioned: Jammia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41/</text:p>
      <text:p text:style-name="P2"/>
      <text:p text:style-name="P3">[Page 1]</text:p>
      <text:p text:style-name="P3">In speaking in <text:span text:style-name="T2">my</text:span><text:span text:style-name="T6"> the last lecture of </text:span><text:span text:style-name="T2">[?]</text:span><text:span text:style-name="T6"> my series of Johanan Ben Zaccka</text:span><text:span text:style-name="T7">ï</text:span><text:span text:style-name="T8"> and/ of the invaluable services he rendered traditional/ Judaism, I mentioned Jabn</text:span><text:span text:style-name="T7">é</text:span><text:span text:style-name="T8"> or Jammia, as/ the town on the coast of the Mediterannean[sic!] sea,/ where the Academy </text:span><text:span text:style-name="T3">of</text:span><text:span text:style-name="T8"> of Jewish learning founded by that Rabbi, flourished./ <text:s/>But it must not be </text:span><text:span text:style-name="T3">thought</text:span><text:span text:style-name="T8"> supposed that because that/ famous master of the Holy Law, searched out and/ found a place of </text:span><text:span text:style-name="T3">deliverance</text:span><text:span text:style-name="T8"> refuge for the Torah, to/ prevent its extinction at the sad period of our political downfall,/ that in Jammia alone was the flame of sacred/ knowledge kept alive. <text:s/>Soon after the/ destruction of the Temple by Titus, some of/ the pupils of Johanan set up colleges in other/ towns and </text:span><text:span text:style-name="T3">disseminated learning</text:span><text:span text:style-name="T8"> taught successfully. <text:s/>But the/ multiplicity of schools--generally a decided ad-/-vantage--is not always conducive to that religious/ unity which constitutes the soul of Judaism./ <text:s/>Occasionally, </text:span><text:span text:style-name="T3">it happens that</text:span><text:span text:style-name="T8"> the minds of the/ leaders of those respective institutions are not/ in perfect accord, so that the same oral laws receive/ interpretations clashing with each other./</text:span></text:p>
      <text:p text:style-name="P3"><text:span text:style-name="T8"/></text:p>
      <text:p text:style-name="P3"><text:span text:style-name="T8">[Page 2]</text:span></text:p>
      <text:p text:style-name="P3"><text:span text:style-name="T8">What had happened already, during/ the latter days of the second sanctuary among/ the disciples of Hillel and Shamma</text:span><text:span text:style-name="T7">ï</text:span><text:span text:style-name="T8">, was </text:span><text:span text:style-name="T3">about</text:span><text:span text:style-name="T8"> feared/ </text:span><text:span text:style-name="T3">to</text:span><text:span text:style-name="T8"> it might occur at the period of our history which I am/ now engaged to discuss. <text:s/>To guard against such/ a division of opinions, </text:span><text:span text:style-name="T3">a</text:span><text:span text:style-name="T8"> one Rabbi exercised an iron/ will. <text:s/></text:span><text:soft-page-break/><text:span text:style-name="T8">He had succeeded Johanan in the chair of/ the principal Jewish </text:span><text:span text:style-name="T3">Academy college</text:span><text:span text:style-name="T8"> Academy established at Jammia./ <text:s/>In history that chief is known as Gamliel, or Gama-/liel II, to distinguish him from his grand pa-/-rent who bore the same name. <text:s/>The Tal-/-mud relates that when Vespasian showed a dis-/-position to favor Ben Zacckai, this Rabbi peti-/-tioned for the safety of Gamliel, whose father/ (Simeon Ben Gamliel I) had suffered martyrdom at the hands of the Romans because of </text:span><text:span text:style-name="T3">through and for the Romans</text:span><text:span text:style-name="T8"> his patriotism./ <text:s/>The character of Gamliel II has been exhibited/ to view under different aspects. <text:s/>Some have/ described the sage as austere and arbitrary in the/ extreme; others, again, have tried to explain away/ whatever seems harsh and imperious in his con-/-duct, and have </text:span><text:span text:style-name="T3">presented</text:span><text:span text:style-name="T8"> pictured him as </text:span><text:span text:style-name="T3">gentle</text:span><text:span text:style-name="T8"> tractable and/ just in all his measures./</text:span></text:p>
      <text:p text:style-name="P3"><text:span text:style-name="T8"/></text:p>
      <text:p text:style-name="P3"><text:span text:style-name="T8">[Page 3]</text:span></text:p>
      <text:p text:style-name="P3"><text:span text:style-name="T8">I have </text:span><text:span text:style-name="T3">already</text:span><text:span text:style-name="T8"> stated before that in these lectures/ of mine on the schools of Judea, I intend to be/ very brief, offering mainly a general idea of the/ subject; consequently I cannot </text:span><text:span text:style-name="T3">relate</text:span><text:span text:style-name="T8"> recount in detail/ events which might give my hearers an oppor-/-tunity to form by themselves and impartial judgment. <text:s/>But/ I </text:span><text:span text:style-name="T3">must</text:span><text:span text:style-name="T8"> am free to say that, without approving in every/ instance of the method adopted by that ancient/ Rabbi to compel obedience to his authority, as/ President of the Synod, or Sanhedrin, I exonerate him/ from the charge of wilfully[sic!] using a despotic </text:span><text:span text:style-name="T3">rules</text:span><text:span text:style-name="T8"> power./ <text:s/>Thus Gamliel exclaimed on one occasion, which/ had caused great hardship [Hebrew]/ "sovereign of the world, Thou knowest that what/ I have done is not in honor of my self nor of my/ parentage, but only in honor of Thee, that/ there might exist no disputes about the laws/ of Israel". <text:s/>That he was humble-minded and/ not at all vain and vindictive, we have a strong/ proof in the fact that after his opponents suc-/-ceeded in having him deposed for a time,/</text:span></text:p>
      <text:p text:style-name="P3"><text:span text:style-name="T8"/></text:p>
      <text:p text:style-name="P3"><text:span text:style-name="T8">[Page 4]</text:span></text:p>
      <text:p text:style-name="P3"><text:span text:style-name="T8">he still attended the public sessions,/ and even allowed his pupils </text:span><text:span text:style-name="T3">at times</text:span><text:span text:style-name="T8"> occasionally to dispute the ideas/ he advanced. <text:s/>Gamliel may have erred, </text:span><text:span text:style-name="T3">and</text:span><text:span text:style-name="T8">/ </text:span><text:span text:style-name="T3">have</text:span><text:span text:style-name="T8"> in availing himself of the lofty position he held/ to humble men who honestly differed from him/ about the best mode of preserving the knowledge/ of the traditions, but </text:span><text:span text:style-name="T3">without</text:span><text:span text:style-name="T8"> if I do not entirely </text:span><text:span text:style-name="T3">defending</text:span><text:span text:style-name="T8"> endorse/ his course, I nevertheless believe that his unsuccessful at-/-tempt to create a centralizing power was meant/ for the good of the nation. <text:s/>He wished to </text:span><text:span text:style-name="T3">hin-</text:span><text:span text:style-name="T8"> avoid/</text:span><text:span text:style-name="T3">-der</text:span><text:span text:style-name="T8"> the possibility of </text:span><text:span text:style-name="T3">every</text:span><text:span text:style-name="T8"> any unscrupulous man with a stock/ of learning, setting up an opposition school,/ where theories subversive of the oral laws be im-/-parted. <text:s/>Or, to say it Talmudically [Hebrew]/ "in order that the One Torah be not split in twain"./ <text:s/>My sympathies are indeed with Eliezer Ben/ Hyrcanus, with Akabya Ben Mahalalel and/ others; specially with the lowly but highly/ learned needle maker--the exceptionally good Joshua/ Ben Hananiah--whom Gamliel brought to grief;/ but in studying the life-work of </text:span><text:span text:style-name="T3">Gamliel II</text:span><text:span text:style-name="T8"> the latter, I become/ </text:span><text:span text:style-name="T3">strongly</text:span><text:span text:style-name="T8"> firmly convinced that his motives were pure./</text:span></text:p>
      <text:p text:style-name="P3"><text:span text:style-name="T8"/></text:p>
      <text:p text:style-name="P3"><text:span text:style-name="T8">[Page 5]</text:span></text:p>
      <text:p text:style-name="P3"><text:span text:style-name="T8"><text:tab/>He loved his faith and his people dearly,/ and showed his affection by undertaking distant/ journeys for the sake of both. <text:s/>When the brutal/ emperor, Domitian son of Vespasian and successor/ to his brother Titus resolved to exterminate the/ Jews living at Rome, whom he oppressed by heavy/ taxation</text:span><text:span text:style-name="T3">s</text:span><text:span text:style-name="T8"> and shameless indignities, Gamliel,/ accompanied by three celebrated colleagues, hastened/ to Italy. <text:s/>He strove mightily to avert the threat-/-ening danger, and his influence enlisted the/ interest of high officials in the capital of the/ empire. <text:s/>Fortunately, the </text:span><text:span text:style-name="T3">violent</text:span><text:span text:style-name="T8"> death/ which the ruling monster soon met with, made his/ tyrannical decree null and void./</text:span></text:p>
      <text:p text:style-name="P3"><text:span text:style-name="T8">It may not be inappropriate to </text:span><text:span text:style-name="T3">say</text:span><text:span text:style-name="T8"> tell, in connection/ with that edict of cruel Domitian, that, according to/ historians, he had conceived an irreconcilable hatred/ against the Jews, because some </text:span><text:span text:style-name="T3">of the most</text:span><text:span text:style-name="T8"> noted/ Romans had embraced Judaism. <text:s/>Juvenal/ the satirical poet, lauches[sic!] against such his biting/ sarcasm, and calls them vulgar names, because/ they preferred circumcision, Sabbath keeping,/</text:span></text:p>
      <text:p text:style-name="P3"><text:soft-page-break/><text:span text:style-name="T8"/></text:p>
      <text:p text:style-name="P3"><text:span text:style-name="T8">[Page 6]</text:span></text:p>
      <text:p text:style-name="P3"><text:span text:style-name="T8">and Mosaic regulations about food, to the/ worship of heathen gods, and a life of heathen/ pleasures. <text:s/>A tombstone on which the name of/ an aged rich woman, (Veturia) who lived sixteen years as a/ proselyte, and was known in the synagogues as, mo-/-ther Sarah, has been discovered. <text:s/>But the most/ renowned of converts to our faith at that time, was/ Akylas, or Acquila. <text:s/>This Roman could boast of/ both wealth and learning. <text:s/>Having become acquainted/ with the sect then called Jewish Christians, or fol-/-lowers of Jesus of Nazareth, he renounced paganism/ and joined the new belief. <text:s/>But dissatisfied/ with the dogmas of Christianity, he studied our/ religion and </text:span><text:span text:style-name="T3">because a</text:span><text:span text:style-name="T8"> entered it as [Hebrew] a righteous pro-/-selyte in Israel. <text:s/>To him we owe a Greek tran-/-slation of the Bible, highly praised by the Talmu-/-dists. <text:s/>It is to be regretted that the original is near-/-ly all lost, for as its author was a thorough/ Hebraist, and as his version is said to have been/ rigorously literal, it might have thrown considerable/ light on obscure passages, rendered so perhaps by/ the error of copyists./</text:span></text:p>
      <text:p text:style-name="P3"><text:span text:style-name="T8"/></text:p>
      <text:p text:style-name="P3"><text:span text:style-name="T8">[Page 7]</text:span></text:p>
      <text:p text:style-name="P3"><text:span text:style-name="T8"><text:tab/>It would be certainly of greater value/ than the Greek translation, called the Septuagint,/ which is faulty and unreliable./</text:span></text:p>
      <text:p text:style-name="P3"><text:span text:style-name="T8">Akylas knew Rabbi Gamliel personally, and not improbably,/ he is the proselyte reported to have evinced marked respect/ for the memory of the Sage by extravagantly burning a/ number of costly objects, according to the senseless/ custom prevailing then at funerals. <text:s/>In open contrast with/ that </text:span><text:span text:style-name="T3">custom</text:span><text:span text:style-name="T8"> stated usage was the last will of Gamliel II. <text:s/>The/ Rabbi had seen that the love of display at burials/ had reached a point beyond all reasonable bounds./ <text:s/>Families unable to comply with the excessive immode-/-ration in vogue, would flee away for shame and leave/ their dead uninterred. <text:s/>Gamliel studied to remedy/ an inveterate evil. <text:s/>To legislate against it seemed/ difficult; to preach against it might be to excite/ antagonism. <text:s/>When about to pass away from/ earth,</text:span><text:span text:style-name="T3">and</text:span><text:span text:style-name="T8"> naturally anticipating that in honor to/ </text:span><text:span text:style-name="T3">his</text:span><text:span text:style-name="T8"> his station, the Hebrew community would have bestowed/ large sums on expensive garments to dress him in--he/ commanded that his body be </text:span><text:span text:style-name="T3">clothed</text:span><text:span text:style-name="T8"> shrouded in plain white/ linen. <text:s/>None dared after that, practise[sic!] towards/</text:span></text:p>
      <text:p text:style-name="P3"><text:span text:style-name="T8"/></text:p>
      <text:p text:style-name="P3"><text:span text:style-name="T8">[Page 8]</text:span></text:p>
      <text:p text:style-name="P3"><text:span text:style-name="T8">their departed relatives what, a patriarch, a/ sage and a chief of a sanhedrin had tacitly rebuked./ <text:s/>It were well that the influence of a Gamliel could/ be brought to bear on American Jews who fancy/ to do their deceased ones honor by arraying them in/ fine suits of black, encasing their corpses in </text:span><text:span text:style-name="T3">coffins</text:span><text:span text:style-name="T8"> caskets/ of polished wood with silver mountings and silver/ plates, crowned with choice flowers in the shape/ of </text:span><text:span text:style-name="T3">laurels</text:span><text:span text:style-name="T8"> garlands, of anchors and triangles, with mottos[sic!]/ and sentences and monograms and epigrams./ <text:s/>How many Synagogues could be freed from a/ degrading and God-offending debt, how many schools and seminaries/ could be fittingly maintained, how many poor/ could be plentifully fed by the gold which is/ thus inconsiderately; wastefully spent. <text:s/>When/ the cause of religion, of education and of charity/ claims our urgent attention, let Israelites exchange/ senselessness or vanity for reason and humility./ <text:s/>The demeanour of an ancient teacher of their/ people should so direct them. <text:s/>That parting </text:span><text:span text:style-name="T3">direct-</text:span><text:span text:style-name="T8"> behest/ </text:span><text:span text:style-name="T3">-ion</text:span><text:span text:style-name="T8"> of Gamliel II would almost suffice to win our respect./</text:span></text:p>
      <text:p text:style-name="P3"><text:span text:style-name="T8"/></text:p>
      <text:p text:style-name="P3"><text:span text:style-name="T8">[Page 9]</text:span></text:p>
      <text:p text:style-name="P3"><text:span text:style-name="T8"><text:tab/>But </text:span><text:span text:style-name="T3">we</text:span><text:span text:style-name="T8"> I do mere justice to </text:span><text:span text:style-name="T3">our</text:span><text:span text:style-name="T8"> a sainted preceptor,/ called to occupy the chair where sat Johanan Ben/ Zaccka</text:span><text:span text:style-name="T7">ï</text:span><text:span text:style-name="T8">, when I say that Gamliel of Jammia was/ mentally and morally excellent. <text:s/>To his tradition-/-al lore, he associated a knowledge of astronomy,/ which he utilized in relation to the observance of/ Jewish festivals; of mathematics which he employed/ about Sabbatical ordinances. <text:s/>He it was who requested/ a scholar to arrange in logical order the eighteen/ benedictions, which we call </text:span><text:span text:style-name="T9">Amidah</text:span><text:span text:style-name="T10">, and if the/ additional </text:span><text:span text:style-name="T4">benediction</text:span><text:span text:style-name="T10"> one in which imprecations are uttered/ against heretics and </text:span><text:soft-page-break/><text:span text:style-name="T10">informers was composed by his/ direction, we may attribute it to the unhappy/ times, that produced recreants to our faith ready to incite/ the Romans against their former coreligionists./ <text:s/>That Gamliel was kind hearted we perceive in/ the circumstance, that he kept mourning as</text:span><text:span text:style-name="T11">2</text:span><text:span text:style-name="T12"> for/ a </text:span><text:span text:style-name="T5">relative</text:span><text:span text:style-name="T12"> member of his household at</text:span><text:span text:style-name="T11">1</text:span><text:span text:style-name="T12"> the death of a heathen slave he possessed;/ that he entertained enlarged views is clear from the de-/-ference he paid to labor. <text:s/>He was wont to say, that the/ man who has a trade is like a vineyard well guarded by fences [Hebrew]/ while the absence of a mechanical profession </text:span><text:span text:style-name="T5">leads to ruin.</text:span><text:span text:style-name="T12"> is a field open to devastation./ <text:s/>Let us honor the memory of the truly wise president of a Hebrew college: Rabbi Gamliel II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30:58.15</meta:creation-date>
    <meta:document-statistic meta:table-count="0" meta:image-count="0" meta:object-count="0" meta:page-count="5" meta:paragraph-count="83" meta:word-count="1861" meta:character-count="11678"/>
    <dc:date>2013-01-03T13:27:46.85</dc:date>
    <meta:editing-duration>PT7M37S</meta:editing-duration>
    <meta:editing-cycles>1</meta:editing-cycles>
    <meta:generator>OpenOffice.org/3.4.1$Win32 OpenOffice.org_project/341m1$Build-9593</meta:generator>
  </office:meta>
</office:document-meta>
</file>